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1fe2" officeooo:paragraph-rsid="00031fe2"/>
    </style:style>
    <style:style style:name="P2" style:family="paragraph" style:parent-style-name="Standard">
      <style:text-properties officeooo:rsid="00031fe2" officeooo:paragraph-rsid="00031fe2"/>
    </style:style>
    <style:style style:name="P3" style:family="paragraph" style:parent-style-name="Standard" style:list-style-name="L3">
      <style:text-properties officeooo:rsid="00031fe2" officeooo:paragraph-rsid="00031fe2"/>
    </style:style>
    <style:style style:name="P4" style:family="paragraph" style:parent-style-name="Standard" style:list-style-name="L4">
      <style:text-properties officeooo:paragraph-rsid="00031fe2"/>
    </style:style>
    <style:style style:name="T1" style:family="text">
      <style:text-properties officeooo:rsid="00031f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9915222" text:style-name="L1">
        <text:list-item>
          <text:p text:style-name="P1">Генерується імпульс, запускаючи tim1</text:p>
        </text:list-item>
        <text:list-item>
          <text:p text:style-name="P1">Програма чекає поки цей таймер зупиниться</text:p>
        </text:list-item>
        <text:list-item>
          <text:p text:style-name="P1">Після того Tim3 <text:s/>чекає переривання від echo</text:p>
        </text:list-item>
        <text:list-item>
          <text:p text:style-name="P1">Вираховується тривалість імпульсу та за рахунок цього вираховується віддаль до об’єкту:</text:p>
        </text:list-item>
      </text:list>
      <text:list xml:id="list2446005620" text:style-name="L4">
        <text:list-item>
          <text:p text:style-name="P4"><text:span text:style-name="T1">якщо відбулося оновлення, поки чекали на початок імпульсу -- імпульс не почався, повідомляємо і пробуємо ще раз;</text:span></text:p>
        </text:list-item>
      </text:list>
      <text:list xml:id="list3996266119" text:style-name="L3">
        <text:list-item>
          <text:p text:style-name="P3">якщо відбулося захоплення початку імпульсу (канал CH1) -- програма починає чекати на кінець імпульсу;</text:p>
        </text:list-item>
        <text:list-item>
          <text:p text:style-name="P3">якщо, поки чекали на кінець імпульсу, відбулося переповнення -- не дочекалися кінця, ECHO не перейшов у нуль, програма повідомляє і пробує ще раз;</text:p>
        </text:list-item>
        <text:list-item>
          <text:p text:style-name="P3">якщо, поки чекали кінець імпульсу, відбулося захоплення на каналі кінця імпульсу (CH2, який ловить спади) -- маємо повноцінний імпульс.</text:p>
        </text:list-item>
      </text:list>
      <text:p text:style-name="P2">Для цього ми використовуємо вбудовані таймери TIM1, <text:s/>TIM2, <text:s/>TIM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47:21.095032064</meta:creation-date>
    <dc:date>2018-12-13T20:57:21.565083232</dc:date>
    <meta:editing-duration>PT10M1S</meta:editing-duration>
    <meta:editing-cycles>1</meta:editing-cycles>
    <meta:document-statistic meta:table-count="0" meta:image-count="0" meta:object-count="0" meta:page-count="1" meta:paragraph-count="9" meta:word-count="118" meta:character-count="779" meta:non-whitespace-character-count="674"/>
    <meta:generator>LibreOffice/6.0.6.2$Linux_X86_64 LibreOffice_project/00m0$Build-2</meta:generator>
  </office:meta>
</office:document-meta>
</file>